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9972in"/>
    </style:style>
    <style:style style:name="co6" style:family="table-column">
      <style:table-column-properties fo:break-before="auto" style:column-width="1.3327in"/>
    </style:style>
    <style:style style:name="co7" style:family="table-column">
      <style:table-column-properties fo:break-before="auto" style:column-width="2.4366in"/>
    </style:style>
    <style:style style:name="co8" style:family="table-column">
      <style:table-column-properties fo:break-before="auto" style:column-width="4.5165in"/>
    </style:style>
    <style:style style:name="co9" style:family="table-column">
      <style:table-column-properties fo:break-before="auto" style:column-width="2.3618in"/>
    </style:style>
    <style:style style:name="co10" style:family="table-column">
      <style:table-column-properties fo:break-before="auto" style:column-width="0.389in"/>
    </style:style>
    <style:style style:name="co11" style:family="table-column">
      <style:table-column-properties fo:break-before="auto" style:column-width="2.6728in"/>
    </style:style>
    <style:style style:name="co12" style:family="table-column">
      <style:table-column-properties fo:break-before="auto" style:column-width="2.8445in"/>
    </style:style>
    <style:style style:name="co13" style:family="table-column">
      <style:table-column-properties fo:break-before="auto" style:column-width="1.1398in"/>
    </style:style>
    <style:style style:name="co14" style:family="table-column">
      <style:table-column-properties fo:break-before="auto" style:column-width="2.7161in"/>
    </style:style>
    <style:style style:name="co15" style:family="table-column">
      <style:table-column-properties fo:break-before="auto" style:column-width="1.0327in"/>
    </style:style>
    <style:style style:name="co16" style:family="table-column">
      <style:table-column-properties fo:break-before="auto" style:column-width="2.5654in"/>
    </style:style>
    <style:style style:name="co17" style:family="table-column">
      <style:table-column-properties fo:break-before="auto" style:column-width="0.4854in"/>
    </style:style>
    <style:style style:name="co18" style:family="table-column">
      <style:table-column-properties fo:break-before="auto" style:column-width="2.1437in"/>
    </style:style>
    <style:style style:name="co19" style:family="table-column">
      <style:table-column-properties fo:break-before="auto" style:column-width="4.4957in"/>
    </style:style>
    <style:style style:name="co20"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2.9744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2.0417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6.0839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3.1299in" fo:break-before="auto" style:use-optimal-row-height="true"/>
    </style:style>
    <style:style style:name="ro16" style:family="table-row">
      <style:table-row-properties style:row-height="4.6846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4">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5">
          <table:table-cell office:value-type="string" calcext:value-type="string">
            <text:p>List</text:p>
          </table:table-cell>
          <table:table-cell/>
          <table:table-cell office:value-type="string" calcext:value-type="string">
            <text:p>nil</text:p>
          </table:table-cell>
          <table:table-cell office:value-type="string" calcext:value-type="string">
            <text:p>Creates an interface element that displays a list of items. The list can be visible or can be dropped down. It also can have an edit box for text input. So it is a 4 in 1 element. In native systems the dropped down case is called Combo Box.</text:p>
            <text:p/>
            <text:p>Notes</text:p>
            <text:p>Text is always left aligned.</text:p>
            <text:p/>
            <text:p>When the list has focus use the arrow keys to move focus from one item to another. When DROPDOWN=Yes use the Alt+Down key combination to show the dropdown list. While the dropdown is shown the arrow key may change the current value depending on the system, on Windows will directly change the current value, on GTK will change the current value only if Enter is pressed. In all systems the dropdown list is closed by using the Alt+Up key combination, or by pressing Enter or Esc keys (while the dropdown list is shown the DEFAULTENTER and DEFAULTESC buttons will not be called (fixed in 3.14)).</text:p>
            <text:p/>
            <text:p>The GETFOCUS_CB and KILLFOCUS_CB callbacks behave differently depending on the list configuration and on the native system:</text:p>
            <text:p>        If DROPDOWN=NO and EDITBOX=YES, then the list never gets the focus, the callbacks are called only when the edit box is clicked.</text:p>
            <text:p>        In Motif if DROPDOWN=YES then when the dropdown button is clicked the list looses its focus and when the dropped list is closed the list regain the focus, also when that happen if the list looses its focus to another control the kill focus callback is not called.</text:p>
            <text:p>        In GTK, if DROPDOWN=YES and EDITBOX=NO, both callbacks are called only when navigating with the keyboard (tip: if you need those callbacks with mouse navigation set EDITBOX=YES and READONLY=YES). Also in GTK, if DROPDOWN=YES and EDITBOX=YES then when the dropdown button is clicked the list looses its focus and it gets it back only if the edit box is clicked.</text:p>
            <text:p/>
            <text:p>In Windows, if EDITBOX=YES then the tooltips are shown only when the cursor is near the control border or at the dropdown arrow. Also the selection and caret attributes are not preserved if the list loses its focus, or in other words these attributes are only useful in Windows if the list has the focus.</text:p>
            <text:p/>
            <text:p>IMPORTANT: In Windows when DROPDOWN=Yes the vertical size is controlled by the system, and has the height just right to include the borders and the text. So the User height from RASTERSIZE or SIZE will be always ignored.</text:p>
            <text:p>In Windows, list items are limited to 255 pixels height.</text:p>
            <text:p>In GTK older than 2.12, the editbox of a dropdown will not follow the list attributes: FONT, BGCOLOR, FGCOLOR and SPACING.</text:p>
            <text:p>Clicking and dragging a item: if SHOWDRAGDROP=Yes starts a drag. When mouse is released, the DRAGDROP_CB callback is called. If the callback does not exist or if it returns IUP_CONTINUE then the item is moved to the new position. If Ctrl is pressed then the node is copied instead of moved. In Windows and GTK, drag is performed with the left mouse button. In Motif, the middle mouse button is used to drag. (since 3.7)</text:p>
            <text:p>In GTK uses GtkComboBox/GtkTreeView, in Windows uses COMBOBOX/LISTBOX, and in Motif uses xmComboBox/xmList.</text:p>
          </table:table-cell>
          <table:table-cell table:number-columns-repeated="1019"/>
        </table:table-row>
        <table:table-row table:style-name="ro4">
          <table:table-cell office:value-type="string" calcext:value-type="string">
            <text:p>MultiLine</text:p>
          </table:table-cell>
          <table:table-cell/>
          <table:table-cell office:value-type="string" calcext:value-type="string">
            <text:p>nil</text:p>
          </table:table-cell>
          <table:table-cell office:value-type="string" calcext:value-type="string">
            <text:p>Creates an editable field with one or more lines.</text:p>
            <text:p>Since IUP 3.0, IupText has support for multiple lines when the MULTILINE attribute is set to YES. Now when a IupMultiline element is created in fact a IupText element with MULTILINE=YES is created.</text:p>
          </table:table-cell>
          <table:table-cell table:number-columns-repeated="1019"/>
        </table:table-row>
        <table:table-row table:style-name="ro1">
          <table:table-cell office:value-type="string" calcext:value-type="string">
            <text:p>Text</text:p>
          </table:table-cell>
          <table:table-cell/>
          <table:table-cell office:value-type="string" calcext:value-type="string">
            <text:p>nil</text:p>
          </table:table-cell>
          <table:table-cell office:value-type="string" calcext:value-type="string">
            <text:p>Creates an editable text field.</text:p>
          </table:table-cell>
          <table:table-cell table:number-columns-repeated="1019"/>
        </table:table-row>
        <table:table-row table:style-name="ro6">
          <table:table-cell office:value-type="string" calcext:value-type="string">
            <text:p>Toggle</text:p>
          </table:table-cell>
          <table:table-cell office:value-type="string" calcext:value-type="string">
            <text:p>title:string</text:p>
          </table:table-cell>
          <table:table-cell office:value-type="string" calcext:value-type="string">
            <text:p>title, nil</text:p>
          </table:table-cell>
          <table:table-cell office:value-type="string" calcext:value-type="string">
            <text:p>Creates the toggle interface element. It is a two-state (on/off) button that, when selected, generates an action that activates a function in the associated application. Its visual representation can contain a text or an image.</text:p>
            <text:p>Notes</text:p>
            <text:p>Toggle with image or text can not change its behavior after mapped. This is a creation attribute. But after creation the image can be changed for another image, and the text for another text.</text:p>
            <text:p>Toggles are activated using the Space key.</text:p>
            <text:p>To build a set of mutual exclusive toggles, insert them in an IupRadio container. They must be inserted before creation, and their behavior can not be changed. If you need to dynamically remove toggles that belongs to a radio in Windows, then put the radio inside an IupFrame that has a title.</text:p>
            <text:p>A toggle that is a child of an IupRadio automatically receives a name when its is mapped into the native system. (since 3.16)</text:p>
            <text:p>In GTK uses GtkRadioButton/GtkCheckButton/GtkToggleButton, in Windows uses WC_BUTTON, and in Motif uses xmToggleButton.</text:p>
          </table:table-cell>
          <table:table-cell table:number-columns-repeated="1019"/>
        </table:table-row>
        <table:table-row table:style-name="ro6">
          <table:table-cell office:value-type="string" calcext:value-type="string">
            <text:p>Frame</text:p>
          </table:table-cell>
          <table:table-cell office:value-type="string" calcext:value-type="string">
            <text:p>child: IUPhandle_t</text:p>
          </table:table-cell>
          <table:table-cell office:value-type="string" calcext:value-type="string">
            <text:p>cast[PIhandle](child)</text:p>
          </table:table-cell>
          <table:table-cell office:value-type="string" calcext:value-type="string">
            <text:p>Creates a native container, which draws a frame with a title around its child.</text:p>
            <text:p>Child: Identifier of an interface element which will receive the frame around. It can be NULL (nil in Lua), or empty in LED.</text:p>
            <text:p>Returns: the identifier of the created element, or NULL if an error occurs.</text:p>
            <text:p>Notes</text:p>
            <text:p>In Windows, a Frame with TITLE==NULL is not the same control as then TITLE!=NULL. When TITLE==NULL it does not have Visual Styles and uses a sharp rectangle border. When TITLE!=NULL it has Visual Styles and the border is a rounded rectangle. To always use Visual Styles set the title to "" before mapping, but be aware that a vertical space for the title will be always reserved at the top border.</text:p>
            <text:p>The frame can be created with no elements and be dynamic filled using IupAppend or IupInsert. </text:p>
            <text:p>In GTK uses GtkFrame, in Windows uses WC_BUTTON, and in Motif uses xmFrame.</text:p>
          </table:table-cell>
          <table:table-cell table:number-columns-repeated="1019"/>
        </table:table-row>
      </table:table>
      <table:table table:name="CONTAINERS" table:style-name="ta1">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7">
          <table:table-cell office:value-type="string" calcext:value-type="string">
            <text:p>H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row table:style-name="ro4">
          <table:table-cell office:value-type="string" calcext:value-type="string">
            <text:p>User</text:p>
          </table:table-cell>
          <table:table-cell table:number-columns-repeated="2"/>
          <table:table-cell office:value-type="string" calcext:value-type="string">
            <text:p>Creates a user element in IUP, which is not associated to any interface element. It is used to map an external element to a IUP element. Its use is usually for additional elements, but you can use it to create an Ihandle* to store private attributes.</text:p>
            <text:p>It is also a void container. Its children can be dynamically added using IupAppend or IupInsert.</text:p>
          </table:table-cell>
          <table:table-cell table:number-columns-repeated="1020"/>
        </table:table-row>
        <table:table-row table:style-name="ro7">
          <table:table-cell office:value-type="string" calcext:value-type="string">
            <text:p>V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
      <table:table table:name="DIALOGS" table:style-name="ta1">
        <table:table-column table:style-name="co1" table:default-cell-style-name="ce3"/>
        <table:table-column table:style-name="co7" table:default-cell-style-name="ce3"/>
        <table:table-column table:style-name="co8" table:default-cell-style-name="ce3"/>
        <table:table-column table:style-name="co4" table:number-columns-repeated="1021"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8">
          <table:table-cell table:style-name="Default" office:value-type="string" calcext:value-type="string">
            <text:p>Dialog</text:p>
          </table:table-cell>
          <table:table-cell table:style-name="Default" office:value-type="string" calcext:value-type="string">
            <text:p>child: IUPhandle_t</text:p>
          </table:table-cell>
          <table:table-cell table:style-name="Default" office:value-type="string" calcext:value-type="string">
            <text:p>cast[PIhandle](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4">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4">
          <table:table-cell office:value-type="string" calcext:value-type="string">
            <text:p>ADDFORMATTAG_HANDLE</text:p>
          </table:table-cell>
          <table:table-cell/>
          <table:table-cell office:value-type="string" calcext:value-type="string">
            <text:p>handle: User_t</text:p>
          </table:table-cell>
          <table:table-cell office:value-type="string" calcext:value-type="string">
            <text:p>cast[cstring](handle)</text:p>
          </table:table-cell>
          <table:table-cell table:number-columns-repeated="2"/>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LIGNMENT</text:p>
          </table:table-cell>
          <table:table-cell office:value-type="string" calcext:value-type="string">
            <text:p>txtfmt</text:p>
          </table:table-cell>
          <table:table-cell table:number-columns-repeated="6"/>
          <table:table-cell office:value-type="string" calcext:value-type="string">
            <text:p>Can be JUSTIFY, RIGHT, CENTER and LEFT. Default: LEFT.</text:p>
          </table:table-cell>
          <table:table-cell table:number-columns-repeated="1015"/>
        </table:table-row>
        <table:table-row table:style-name="ro1">
          <table:table-cell office:value-type="string" calcext:value-type="string">
            <text:p>ALIGNMENT</text:p>
          </table:table-cell>
          <table:table-cell office:value-type="string" calcext:value-type="string">
            <text:p>tog</text:p>
          </table:table-cell>
          <table:table-cell table:number-columns-repeated="6"/>
          <table:table-cell office:value-type="string" calcext:value-type="string">
            <text:p>(non inheritable): horizontal and vertical alignment when IMAGE is defined. Possible values: "ALEFT", "ACENTER" and "ARIGHT", <text:s/>combined to "ATOP", "ACENTER" and "ABOTTOM". Default: "ACENTER:ACENTER". Partial values are also accepted, like "ARIGHT" or ":ATOP", the other value will be obtained from the default value. In Motif, vertical alignment is restricted to "ACENTER". In Windows works only when Visual Styles is active. Text is always left aligned. (since 3.0)</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PPENDITEM</text:p>
          </table:table-cell>
          <table:table-cell table:number-columns-repeated="7"/>
          <table:table-cell office:value-type="string" calcext:value-type="string">
            <text:p>(write-only): inserts an item after the last item. Ignored if set before map. (since 3.0)</text:p>
          </table:table-cell>
          <table:table-cell table:number-columns-repeated="1015"/>
        </table:table-row>
        <table:table-row table:style-name="ro1">
          <table:table-cell office:value-type="string" calcext:value-type="string">
            <text:p>AUTOHIDE</text:p>
          </table:table-cell>
          <table:table-cell table:number-columns-repeated="7"/>
          <table:table-cell office:value-type="string" calcext:value-type="string">
            <text:p>scrollbars are shown only if they are necessary. Default: "YES".</text:p>
          </table:table-cell>
          <table:table-cell table:number-columns-repeated="1015"/>
        </table:table-row>
        <table:table-row table:style-name="ro1">
          <table:table-cell office:value-type="string" calcext:value-type="string">
            <text:p>AUTOREDRAW</text:p>
          </table:table-cell>
          <table:table-cell table:number-columns-repeated="7"/>
          <table:table-cell office:value-type="string" calcext:value-type="string">
            <text:p>[Windows] (non inheritable): automatically redraws the list when something has change. Set to NO to add many items to the list without updating the display. Default: "YES". (since 3.3)</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background of the text.</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022"/>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9">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NOUT</text:p>
          </table:table-cell>
          <table:table-cell office:value-type="string" calcext:value-type="string">
            <text:p>txtfmt</text:p>
          </table:table-cell>
          <table:table-cell table:number-columns-repeated="1022"/>
        </table:table-row>
        <table:table-row table:style-name="ro1">
          <table:table-cell office:value-type="string" calcext:value-type="string">
            <text:p>CLEARATTRIBUTES</text:p>
          </table:table-cell>
          <table:table-cell table:number-columns-repeated="5"/>
          <table:table-cell office:value-type="string" calcext:value-type="string">
            <text:p>WO</text:p>
          </table:table-cell>
          <table:table-cell/>
          <table:table-cell office:value-type="string" calcext:value-type="string">
            <text:p>(write-only, non inheritable): it will clear all attributes stored internally and remove all references. (since 3.0)</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10">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10">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6">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OUNT</text:p>
          </table:table-cell>
          <table:table-cell office:value-type="string" calcext:value-type="string">
            <text:p>lst</text:p>
          </table:table-cell>
          <table:table-cell table:number-columns-repeated="4"/>
          <table:table-cell office:value-type="string" calcext:value-type="string">
            <text:p>RO</text:p>
          </table:table-cell>
          <table:table-cell/>
          <table:table-cell office:value-type="string" calcext:value-type="string">
            <text:p>(read-only) (non inheritable): returns the number of items. Before mapping it counts the number of non NULL items before the first NULL item. (since 3.0)</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9">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6"/>
          <table:table-cell office:value-type="string" calcext:value-type="string">
            <text:p>Button_t</text:p>
          </table:table-cell>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6"/>
          <table:table-cell office:value-type="string" calcext:value-type="string">
            <text:p>Button_t</text:p>
          </table:table-cell>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6"/>
          <table:table-cell office:value-type="string" calcext:value-type="string">
            <text:p>[Windows Only]: Can be YES or NO. Default NO. Set the visual appearance to disabled.</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DROPLIST</text:p>
          </table:table-cell>
          <table:table-cell table:number-columns-repeated="7"/>
          <table:table-cell office:value-type="string" calcext:value-type="string">
            <text:p>(non inheritable): prepare the Drag &amp; Drop callbacks to support drag and drop of items between lists (IupList or IupFlatList), in the same IUP application. Drag &amp; Drop attributes still need to be set in order to activate the drag &amp; drop support, so the application can control if this list will be source and/or target. Default: NO. (since 3.10)</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1">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DOWN</text:p>
          </table:table-cell>
          <table:table-cell table:number-columns-repeated="7"/>
          <table:table-cell office:value-type="string" calcext:value-type="string">
            <text:p>(creation only): Changes the appearance of the list for the user: only the selected item is shown beside a button with the image of an arrow pointing down. To select another option, the user must press this button, which displays all items in the list. Can be "YES" or "NO". Default "NO".</text:p>
          </table:table-cell>
          <table:table-cell table:number-columns-repeated="1015"/>
        </table:table-row>
        <table:table-row table:style-name="ro1">
          <table:table-cell office:value-type="string" calcext:value-type="string">
            <text:p>DROPEXPAND</text:p>
          </table:table-cell>
          <table:table-cell table:number-columns-repeated="7"/>
          <table:table-cell office:value-type="string" calcext:value-type="string">
            <text:p>[Windows Only]: When DROPDOWN=Yes the size of the dropped list will expand to include the largest text. Can be "YES" or "NO". Default: "YES".</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1">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DITBOX</text:p>
          </table:table-cell>
          <table:table-cell table:number-columns-repeated="7"/>
          <table:table-cell office:value-type="string" calcext:value-type="string">
            <text:p>(creation only): Adds an edit box to the list. Can be "YES" or "NO". Default "NO".</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text.</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2">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FACE</text:p>
          </table:table-cell>
          <table:table-cell office:value-type="string" calcext:value-type="string">
            <text:p>txtfmt</text:p>
          </table:table-cell>
          <table:table-cell table:number-columns-repeated="6"/>
          <table:table-cell office:value-type="string" calcext:value-type="string">
            <text:p>the face name of the font.</text:p>
          </table:table-cell>
          <table:table-cell table:number-columns-repeated="1015"/>
        </table:table-row>
        <table:table-row table:style-name="ro1">
          <table:table-cell office:value-type="string" calcext:value-type="string">
            <text:p>FONTSCALE</text:p>
          </table:table-cell>
          <table:table-cell office:value-type="string" calcext:value-type="string">
            <text:p>txtfmt</text:p>
          </table:table-cell>
          <table:table-cell table:number-columns-repeated="6"/>
          <table:table-cell office:value-type="string" calcext:value-type="string">
            <text:p>a size scale relative to the selected or current size. Values greatter than 1 will increase the font. Values smaller than 1 will shirnk the font. Default: 1.0. The following values are also accpeted: "XX-SMALL" (0.58), "X-SMALL" (0.64), "SMALL" (0.83), "MEDIUM" (1.0), "LARGE" (1.2), "X-LARGE" (1.44), "XX-LARGE" (1.73).</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IZE</text:p>
          </table:table-cell>
          <table:table-cell office:value-type="string" calcext:value-type="string">
            <text:p>txtfmt</text:p>
          </table:table-cell>
          <table:table-cell table:number-columns-repeated="6"/>
          <table:table-cell office:value-type="string" calcext:value-type="string">
            <text:p>the size of the font in pixels or points. Pixel size uses negative values.</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table-cell office:value-type="string" calcext:value-type="string">
            <text:p>yes:bool</text:p>
          </table:table-cell>
          <table:table-cell office:value-type="string" calcext:value-type="string">
            <text:p>(if yes: “YES” else: “NO”)</text:p>
          </table:table-cell>
          <table:table-cell table:number-columns-repeated="4"/>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1">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GNORERADIO</text:p>
          </table:table-cell>
          <table:table-cell table:number-columns-repeated="7"/>
          <table:table-cell office:value-type="string" calcext:value-type="string">
            <text:p>(non inheritable): when set the toggle will not behave as a radio when inside an IupRadio hierarchy. (since 3.21)</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DENT</text:p>
          </table:table-cell>
          <table:table-cell office:value-type="string" calcext:value-type="string">
            <text:p>txtfmt</text:p>
          </table:table-cell>
          <table:table-cell table:number-columns-repeated="6"/>
          <table:table-cell office:value-type="string" calcext:value-type="string">
            <text:p>paragraph indentation, the distance between the margin and the paragraph. In Windows the right indentation, and the indentation of the second and subsequent lines (relative to the indentation of the first line) can be independently set using the INDENTRIGHT and INDENTOFFSET attributes, but only when INDENT is set.</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ITALIC</text:p>
          </table:table-cell>
          <table:table-cell office:value-type="string" calcext:value-type="string">
            <text:p>txtfmt</text:p>
          </table:table-cell>
          <table:table-cell office:value-type="string" calcext:value-type="string">
            <text:p>yes: 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ITALIC")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LANGUAGE</text:p>
          </table:table-cell>
          <table:table-cell office:value-type="string" calcext:value-type="string">
            <text:p>txtfmt</text:p>
          </table:table-cell>
          <table:table-cell table:number-columns-repeated="6"/>
          <table:table-cell office:value-type="string" calcext:value-type="string">
            <text:p>[GTK Only]: A text with a description of the text language. The same value can be used in the "SYSTEMLANGUAGE" global attribute.</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SPACING</text:p>
          </table:table-cell>
          <table:table-cell office:value-type="string" calcext:value-type="string">
            <text:p>txtfmt</text:p>
          </table:table-cell>
          <table:table-cell table:number-columns-repeated="6"/>
          <table:table-cell office:value-type="string" calcext:value-type="string">
            <text:p>the distance between lines of the same paragraph. In Windows, the values SINGLE, ONEHALF and DOUBLE can be used.</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3">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4">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3">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MULTIPLE</text:p>
          </table:table-cell>
          <table:table-cell table:number-columns-repeated="7"/>
          <table:table-cell office:value-type="string" calcext:value-type="string">
            <text:p>(creation only): Allows selecting several items simultaneously (multiple list). Default: "NO". Only valid when EDITBOX=NO and DROPDOWN=NO.</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7">
          <table:table-cell office:value-type="string" calcext:value-type="string">
            <text:p>NAME</text:p>
          </table:table-cell>
          <table:table-cell table:number-columns-repeated="7"/>
          <table:table-cell office:value-type="string" calcext:value-type="string">
            <text:p>Name of the control inside the dialog. Not releated to IupSetHandle.</text:p>
            <text:p>Notes</text:p>
            <text:p>The NAME value will be used by IupGetDialogChild to find a child inside a dialog.</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6"/>
          <table:table-cell office:value-type="string" calcext:value-type="string">
            <text:p>[Windows Only]: Can be BULLET (bullet symbol), ARABIC (arabic numbers - 1,2,3...), LCLETTER (lower case letters - a,b,c...), UCLETTER (upper case letters - A,B,C...), LCROMAN (lower case Roman numerals - i,ii,iii...), UCROMAN (upper case Roman numerals - I,II,III...) and NONE. Default: NONE.</text:p>
          </table:table-cell>
          <table:table-cell table:number-columns-repeated="1015"/>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6"/>
          <table:table-cell office:value-type="string" calcext:value-type="string">
            <text:p>[Windows Only]: Can be RIGHTPARENTHESIS "a)", PARENTHESES "(a)", PERIOD "a.", NONUMBER (it will skip the numbering or bullet for the item) and NONE "". Default: NONE.</text:p>
          </table:table-cell>
          <table:table-cell table:number-columns-repeated="1015"/>
        </table:table-row>
        <table:table-row table:style-name="ro1">
          <table:table-cell office:value-type="string" calcext:value-type="string">
            <text:p>NUMBERINGTAB</text:p>
          </table:table-cell>
          <table:table-cell office:value-type="string" calcext:value-type="string">
            <text:p>txtfmt</text:p>
          </table:table-cell>
          <table:table-cell table:number-columns-repeated="6"/>
          <table:table-cell office:value-type="string" calcext:value-type="string">
            <text:p>[Windows Only]: Minimum distance from a paragraph numbering or bullet to the paragraph text.</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10">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4">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
          <table:table-cell office:value-type="string" calcext:value-type="string">
            <text:p>PROTECTED</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PROTECTED") == “YES”</text:p>
          </table:table-cell>
          <table:table-cell table:number-columns-repeated="2"/>
          <table:table-cell office:value-type="string" calcext:value-type="string">
            <text:p>Can be YES or NO. Default NO. When set to YES the selected text can NOT be edited.</text:p>
          </table:table-cell>
          <table:table-cell table:number-columns-repeated="1015"/>
        </table:table-row>
        <table:table-row table:style-name="ro1">
          <table:table-cell office:value-type="string" calcext:value-type="string">
            <text:p>RADIO</text:p>
          </table:table-cell>
          <table:table-cell table:number-columns-repeated="5"/>
          <table:table-cell office:value-type="string" calcext:value-type="string">
            <text:p>RO</text:p>
          </table:table-cell>
          <table:table-cell/>
          <table:table-cell office:value-type="string" calcext:value-type="string">
            <text:p>(read-only): returns if the toggle is inside a radio. Can be "YES" or "NO". Valid only after the element is mapped, before returns NULL. (since 3.0)</text:p>
          </table:table-cell>
          <table:table-cell table:number-columns-repeated="1015"/>
        </table:table-row>
        <table:table-row table:style-name="ro15">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cast[PIhandl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4">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MOVEITEM</text:p>
          </table:table-cell>
          <table:table-cell table:number-columns-repeated="5"/>
          <table:table-cell office:value-type="string" calcext:value-type="string">
            <text:p>WO</text:p>
          </table:table-cell>
          <table:table-cell/>
          <table:table-cell office:value-type="string" calcext:value-type="string">
            <text:p>(write-only): removes the given value. value starts at 1. If value is NULL or "ALL" removes all the items. Ignored if set before map. (since 3.0)</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RIGHTBUTTON</text:p>
          </table:table-cell>
          <table:table-cell table:number-columns-repeated="7"/>
          <table:table-cell office:value-type="string" calcext:value-type="string">
            <text:p>(Windows Only) (creation only): place the check button at the right of the text. Can be "YES" or "NO". Default: "NO".</text:p>
          </table:table-cell>
          <table:table-cell table:number-columns-repeated="1015"/>
        </table:table-row>
        <table:table-row table:style-name="ro1">
          <table:table-cell office:value-type="string" calcext:value-type="string">
            <text:p>RISE</text:p>
          </table:table-cell>
          <table:table-cell office:value-type="string" calcext:value-type="string">
            <text:p>txtfmt</text:p>
          </table:table-cell>
          <table:table-cell table:number-columns-repeated="6"/>
          <table:table-cell office:value-type="string" calcext:value-type="string">
            <text:p>the distance, positive or negative from the base line. Can also use the values SUPERSCRIPT and SUBSCRIPT, but this values will also reduce the size of the font.</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8">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7">
          <table:table-cell office:value-type="string" calcext:value-type="string">
            <text:p>SCROLLBAR</text:p>
          </table:table-cell>
          <table:table-cell office:value-type="string" calcext:value-type="string">
            <text:p>lst</text:p>
          </table:table-cell>
          <table:table-cell table:number-columns-repeated="6"/>
          <table:table-cell office:value-type="string" calcext:value-type="string">
            <text:p>(creation only): Associates automatic scrollbars to the list when DROPDOWN=NO. Can be: "YES" or "NO" (none). Default: "YES". For all systems, when SCROLLBAR=YES the natural size will always include its size even if the native system hides the scrollbars. If AUTOHIDE=YES scrollbars are shown only if they are necessary, by default AUTOHIDE=YES. In Motif, SCROLLBAR=NO is not supported and if EDITBOX=YES the horizontal scrollbar is never shown.</text:p>
            <text:p/>
            <text:p>When DROPDOWN=YES the scrollbars are system dependent, and do NOT depend on the SCROLLBAR or AUTOHIDE attributes. Usually the scrollbars are shown if necessary. In GTK, scrollbars are never shown and all items are always visible. In Motif, the horizontal scrollbar is never shown. In Windows, if DROPEXPAND=YES then the horizontal scrollbar is never shown.</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1">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text:p>
          </table:table-cell>
          <table:table-cell office:value-type="string" calcext:value-type="string">
            <text:p>txtfmt</text:p>
          </table:table-cell>
          <table:table-cell table:number-columns-repeated="1022"/>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22"/>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DRAGDROP</text:p>
          </table:table-cell>
          <table:table-cell table:number-columns-repeated="7"/>
          <table:table-cell office:value-type="string" calcext:value-type="string">
            <text:p>(creation only) (non inheritable): enables the internal drag and drop of items in the same list, and enables the DRAGDROP_CB callback. Default: "NO". Works only if DROPDOWN=NO and MULTIPLE=NO. Drag &amp; Drop attributes are NOT used. (since 3.7)</text:p>
          </table:table-cell>
          <table:table-cell table:number-columns-repeated="1015"/>
        </table:table-row>
        <table:table-row table:style-name="ro1">
          <table:table-cell office:value-type="string" calcext:value-type="string">
            <text:p>SHOWDROPDOWN</text:p>
          </table:table-cell>
          <table:table-cell table:number-columns-repeated="5"/>
          <table:table-cell office:value-type="string" calcext:value-type="string">
            <text:p>WO</text:p>
          </table:table-cell>
          <table:table-cell/>
          <table:table-cell office:value-type="string" calcext:value-type="string">
            <text:p>(write-only): opens or closes the dropdown list. Can be "YES" or "NO". Valid only when DROPDOWN=YES. Ignored if set before map.</text:p>
          </table:table-cell>
          <table:table-cell table:number-columns-repeated="1015"/>
        </table:table-row>
        <table:table-row table:style-name="ro1">
          <table:table-cell office:value-type="string" calcext:value-type="string">
            <text:p>SHOWIMAGE</text:p>
          </table:table-cell>
          <table:table-cell table:number-columns-repeated="7"/>
          <table:table-cell office:value-type="string" calcext:value-type="string">
            <text:p>(creation only) [Windows and GTK Only]: enables the use of an image for each item. Can be "YES" or "NO". Ignored if set after map. (since 3.6) </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table-cell office:value-type="string" calcext:value-type="string">
            <text:p>shrink:bool</text:p>
          </table:table-cell>
          <table:table-cell office:value-type="string" calcext:value-type="string">
            <text:p>(if shrink: “YES” else: “NO”)</text:p>
          </table:table-cell>
          <table:table-cell table:number-columns-repeated="4"/>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6">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MALLCAPS</text:p>
          </table:table-cell>
          <table:table-cell office:value-type="string" calcext:value-type="string">
            <text:p>txtfmt</text:p>
          </table:table-cell>
          <table:table-cell table:number-columns-repeated="6"/>
          <table:table-cell office:value-type="string" calcext:value-type="string">
            <text:p>[GTK Only]: Can be YES or NO. Default NO. (Does not work always, depends on the font)</text:p>
          </table:table-cell>
          <table:table-cell table:number-columns-repeated="1015"/>
        </table:table-row>
        <table:table-row table:style-name="ro1">
          <table:table-cell office:value-type="string" calcext:value-type="string">
            <text:p>SORT</text:p>
          </table:table-cell>
          <table:table-cell table:number-columns-repeated="7"/>
          <table:table-cell office:value-type="string" calcext:value-type="string">
            <text:p>(creation only): force the list to be alphabetically sorted. When using INSERTITEMn or APPENDITEM the position will be ignored. (since 3.0)</text:p>
          </table:table-cell>
          <table:table-cell table:number-columns-repeated="1015"/>
        </table:table-row>
        <table:table-row table:style-name="ro1">
          <table:table-cell office:value-type="string" calcext:value-type="string">
            <text:p>SPACEAFTER</text:p>
          </table:table-cell>
          <table:table-cell office:value-type="string" calcext:value-type="string">
            <text:p>txtfmt</text:p>
          </table:table-cell>
          <table:table-cell table:number-columns-repeated="6"/>
          <table:table-cell office:value-type="string" calcext:value-type="string">
            <text:p>distance left empty above the paragraph.</text:p>
          </table:table-cell>
          <table:table-cell table:number-columns-repeated="1015"/>
        </table:table-row>
        <table:table-row table:style-name="ro1">
          <table:table-cell office:value-type="string" calcext:value-type="string">
            <text:p>SPACEBEFORE</text:p>
          </table:table-cell>
          <table:table-cell office:value-type="string" calcext:value-type="string">
            <text:p>txtfmt</text:p>
          </table:table-cell>
          <table:table-cell table:number-columns-repeated="6"/>
          <table:table-cell office:value-type="string" calcext:value-type="string">
            <text:p>distance left empty below the paragraph.</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ACING</text:p>
          </table:table-cell>
          <table:table-cell office:value-type="string" calcext:value-type="string">
            <text:p>lst</text:p>
          </table:table-cell>
          <table:table-cell table:number-columns-repeated="6"/>
          <table:table-cell office:value-type="string" calcext:value-type="string">
            <text:p>internal padding for each item. Notice that vertically the distance between each item will be actually 2x the spacing. It also affects the horizontal margin of the item. In Windows, the text is aligned at the top left of the item always. Valid only when DROPDOWN=NO. (since 3.0)</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6"/>
          <table:table-cell office:value-type="string" calcext:value-type="string">
            <text:p>[GTK Only]: Can be EXTRA_CONDENSED, CONDENSED, SEMI_CONDENSED, NORMAL, SEMI_EXPANDED, EXPANDED and EXTRA_EXPANDED. Default NORMAL. (Does not work always, depends on the font)</text:p>
          </table:table-cell>
          <table:table-cell table:number-columns-repeated="1015"/>
        </table:table-row>
        <table:table-row table:style-name="ro1">
          <table:table-cell office:value-type="string" calcext:value-type="string">
            <text:p>STRIKEOUT</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STRIKEOUT")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TABSARRAY</text:p>
          </table:table-cell>
          <table:table-cell office:value-type="string" calcext:value-type="string">
            <text:p>txtfmt</text:p>
          </table:table-cell>
          <table:table-cell table:number-columns-repeated="6"/>
          <table:table-cell office:value-type="string" calcext:value-type="string">
            <text:p>a sequence of tab positions and alignment up to 32 tabs. It uses the format:"pos align pos align pos align...". Position is the distance relative to the left margin and alignment can be LEFT, CENTER, RIGHT and DECIMAL. In GTK only LEFT is currently supported. When DECIMAL alignment is used, the text is aligned according to a decimal point or period in the text, it is normally used to align numbers.</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8">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4">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6"/>
          <table:table-cell office:value-type="string" calcext:value-type="string">
            <text:p>(non inheritable): Toggle's text. If IMAGE is not defined before map, then the default behavior is to contain a text. The button behavior can not be changed after map. The natural size will be larger enough to include all the text in the selected font, even using multiple lines, plus the button borders or check box if any. The '\n' character is accepted for line change. The "&amp;" character can be used to define a mnemonic, the next character will be used as key. Use "&amp;&amp;" to show the "&amp;" character instead on defining a mnemonic. The toggle can be activated from any control in the dialog using the "Alt+key" combination. (mnemonic support since 3.0)</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ITEM</text:p>
          </table:table-cell>
          <table:table-cell table:number-columns-repeated="5"/>
          <table:table-cell office:value-type="string" calcext:value-type="string">
            <text:p>WO</text:p>
          </table:table-cell>
          <table:table-cell/>
          <table:table-cell office:value-type="string" calcext:value-type="string">
            <text:p>(write-only): position the given item at the top of the list or near to make it visible. Valid only when DROPDOWN=NO. (since 3.0)</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6"/>
          <table:table-cell office:value-type="string" calcext:value-type="string">
            <text:p>Can be SINGLE, DOUBLE, DOTTED or NONE. Default NONE. DOTTED is supported only in Windows.</text:p>
          </table:table-cell>
          <table:table-cell table:number-columns-repeated="1015"/>
        </table:table-row>
        <table:table-row table:style-name="ro1">
          <table:table-cell office:value-type="string" calcext:value-type="string">
            <text:p>UNITS</text:p>
          </table:table-cell>
          <table:table-cell office:value-type="string" calcext:value-type="string">
            <text:p>txtfmt</text:p>
          </table:table-cell>
          <table:table-cell table:number-columns-repeated="6"/>
          <table:table-cell office:value-type="string" calcext:value-type="string">
            <text:p>[Windows Only]: By default all distance units are integers in pixels, but in Windows you can also specify integer units in TWIPs (one twip is 1/1440 of an inch). Can be TWIP or PIXELS. Default: PIXELS.</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text:p>
          </table:table-cell>
          <table:table-cell office:value-type="string" calcext:value-type="string">
            <text:p>tog</text:p>
          </table:table-cell>
          <table:table-cell table:number-columns-repeated="6"/>
          <table:table-cell office:value-type="string" calcext:value-type="string">
            <text:p>(non inheritable): Toggle's state. Values can be "ON", "OFF" or "TOGGLE". If 3STATE=YES then can also be "NOTDEF". Default: "OFF". The TOGGLE option will invert the current state (since 3.7). In GTK if you change the state of a radio, the unchecked toggle will receive an ACTION callback notification. Can only be set to ON if the toggle is inside a radio, it will automatically set to OFF the previous toggle that was ON in the radio.</text:p>
          </table:table-cell>
          <table:table-cell table:number-columns-repeated="1015"/>
        </table:table-row>
        <table:table-row table:style-name="ro8">
          <table:table-cell office:value-type="string" calcext:value-type="string">
            <text:p>VALUE</text:p>
          </table:table-cell>
          <table:table-cell office:value-type="string" calcext:value-type="string">
            <text:p>lst</text:p>
          </table:table-cell>
          <table:table-cell table:number-columns-repeated="6"/>
          <table:table-cell office:value-type="string" calcext:value-type="string">
            <text:p>(non inheritable): Depends on the DROPDOWN+EDITBOX combination:</text:p>
            <text:p>    EDITBOX=YES: Text entered by the user.</text:p>
            <text:p>    MULTIPLE=YES: Sequence of '+' and '-' symbols indicating the state of each item. When setting this value, the user must provide the same amount of '+' and '-' symbols as the amount of items in the list, otherwise the specified items will be deselected.</text:p>
            <text:p>    Others: Integer number representing the selected item in the list (begins at 1). It can be zero if there is no selected item. (In Motif when DROPDOWN=YES there is always an item selected, except when the list is empty).</text:p>
            <text:p>    Should return a non NULL value, even when the list is empty or the text box is empty. It can be NULL when no item selected (since 3.0).</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
          <table:table-cell office:value-type="string" calcext:value-type="string">
            <text:p>VALUEMASKED</text:p>
          </table:table-cell>
          <table:table-cell office:value-type="string" calcext:value-type="string">
            <text:p>lst</text:p>
          </table:table-cell>
          <table:table-cell table:number-columns-repeated="6"/>
          <table:table-cell office:value-type="string" calcext:value-type="string">
            <text:p>(non inheritable) (write-only): sets VALUE but first checks if it is validated by MASK. If not does nothing. Works only when EDITBOX=YES. (since 3.13)</text:p>
          </table:table-cell>
          <table:table-cell table:number-columns-repeated="1015"/>
        </table:table-row>
        <table:table-row table:style-name="ro1">
          <table:table-cell office:value-type="string" calcext:value-type="string">
            <text:p>VALUESTRING</text:p>
          </table:table-cell>
          <table:table-cell office:value-type="string" calcext:value-type="string">
            <text:p>lst</text:p>
          </table:table-cell>
          <table:table-cell table:number-columns-repeated="6"/>
          <table:table-cell office:value-type="string" calcext:value-type="string">
            <text:p>(non inheritable): changes or retrieves the value attribute using a string of an item. Works only when EDITBOX=NO and DROPDOWN=YES, or DROPDOWN=NO and MULTIPLE=NO. When set it will search for the first item with the same string. (since 3.12) </text:p>
          </table:table-cell>
          <table:table-cell table:number-columns-repeated="1015"/>
        </table:table-row>
        <table:table-row table:style-name="ro11">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LUMNS</text:p>
          </table:table-cell>
          <table:table-cell office:value-type="string" calcext:value-type="string">
            <text:p>lst</text:p>
          </table:table-cell>
          <table:table-cell table:number-columns-repeated="6"/>
          <table:table-cell office:value-type="string" calcext:value-type="string">
            <text:p>Defines the number of visible columns for the Natural Size, this means that will act also as minimum number of visible columns. It uses a wider character size then the one used for the SIZE attribute so strings will fit better without the need of extra columns. Set this attribute to speed Natural Size computation for very large lists. (since 3.0)</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ITEMS</text:p>
          </table:table-cell>
          <table:table-cell office:value-type="string" calcext:value-type="string">
            <text:p>lst</text:p>
          </table:table-cell>
          <table:table-cell table:number-columns-repeated="6"/>
          <table:table-cell office:value-type="string" calcext:value-type="string">
            <text:p>[Windows and Motif Only]: Number of items that are visible when DROPDOWN=YES is used for the dropdown list. Default: 5.</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
          <table:table-cell office:value-type="string" calcext:value-type="string">
            <text:p>VISIBLELINES</text:p>
          </table:table-cell>
          <table:table-cell office:value-type="string" calcext:value-type="string">
            <text:p>lst</text:p>
          </table:table-cell>
          <table:table-cell table:number-columns-repeated="6"/>
          <table:table-cell office:value-type="string" calcext:value-type="string">
            <text:p>When DROPDOWN=NO defines the number of visible lines for the Natural Size, this means that will act also as minimum number of visible lines. (since 3.0)</text:p>
          </table:table-cell>
          <table:table-cell table:number-columns-repeated="1015"/>
        </table:table-row>
        <table:table-row table:style-name="ro1">
          <table:table-cell office:value-type="string" calcext:value-type="string">
            <text:p>WEIGHT</text:p>
          </table:table-cell>
          <table:table-cell office:value-type="string" calcext:value-type="string">
            <text:p>txtfmt</text:p>
          </table:table-cell>
          <table:table-cell table:number-columns-repeated="6"/>
          <table:table-cell office:value-type="string" calcext:value-type="string">
            <text:p>Can be EXTRALIGHT, LIGHT, NORMAL, SEMIBOLD, BOLD, EXTRABOLD and HEAVY. Default: NORMAL.</text:p>
          </table:table-cell>
          <table:table-cell table:number-columns-repeated="1015"/>
        </table:table-row>
        <table:table-row table:style-name="ro17">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6">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row table:style-name="ro1">
          <table:table-cell office:value-type="string" calcext:value-type="string">
            <text:p>BGCOLOR</text:p>
          </table:table-cell>
          <table:table-cell office:value-type="string" calcext:value-type="string">
            <text:p>frm</text:p>
          </table:table-cell>
          <table:table-cell table:number-columns-repeated="6"/>
          <table:table-cell office:value-type="string" calcext:value-type="string">
            <text:p>ignored, transparent in all systems. Will use the background color of the native parent. Except if TITLE is not defined and BGCOLOR is defined before map (can be changed later), then the frame will have a color background.</text:p>
          </table:table-cell>
          <table:table-cell table:number-columns-repeated="1015"/>
        </table:table-row>
        <table:table-row table:style-name="ro1">
          <table:table-cell office:value-type="string" calcext:value-type="string">
            <text:p>FGCOLOR</text:p>
          </table:table-cell>
          <table:table-cell office:value-type="string" calcext:value-type="string">
            <text:p>frm</text:p>
          </table:table-cell>
          <table:table-cell table:number-columns-repeated="6"/>
          <table:table-cell office:value-type="string" calcext:value-type="string">
            <text:p>Text title color. Not available in Windows when using Windows Visual Styles. Default: the global attribute DLGFGCOLOR.</text:p>
          </table:table-cell>
          <table:table-cell table:number-columns-repeated="1015"/>
        </table:table-row>
        <table:table-row table:style-name="ro1">
          <table:table-cell office:value-type="string" calcext:value-type="string">
            <text:p>SUNKEN</text:p>
          </table:table-cell>
          <table:table-cell office:value-type="string" calcext:value-type="string">
            <text:p>frm</text:p>
          </table:table-cell>
          <table:table-cell table:number-columns-repeated="6"/>
          <table:table-cell office:value-type="string" calcext:value-type="string">
            <text:p>When not using a title, the frame line defines a sunken area (lowered area). Valid values: YES or NO. Default: NO.</text:p>
          </table:table-cell>
          <table:table-cell table:number-columns-repeated="1015"/>
        </table:table-row>
        <table:table-row table:style-name="ro1">
          <table:table-cell office:value-type="string" calcext:value-type="string">
            <text:p>TITLE</text:p>
          </table:table-cell>
          <table:table-cell office:value-type="string" calcext:value-type="string">
            <text:p>frm</text:p>
          </table:table-cell>
          <table:table-cell table:number-columns-repeated="6"/>
          <table:table-cell office:value-type="string" calcext:value-type="string">
            <text:p>(non inheritable): Text the user will see at the top of the frame. If not defined during creation it can not be added lately, to be changed it must be at least "" during creation. </text:p>
          </table:table-cell>
          <table:table-cell table:number-columns-repeated="1015"/>
        </table:table-row>
      </table:table>
      <table:table table:name="ATTR_MAP" table:style-name="ta1">
        <office:forms form:automatic-focus="false" form:apply-design-mode="false"/>
        <table:table-column table:style-name="co9" table:default-cell-style-name="Default"/>
        <table:table-column table:style-name="co17"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User</text:p>
          </table:table-cell>
          <table:table-cell table:style-name="ce3" office:value-type="string" calcext:value-type="string">
            <text:p>Toggle</text:p>
          </table:table-cell>
          <table:table-cell table:style-name="ce3" table:number-columns-repeated="1008"/>
        </table:table-row>
        <table:table-row table:style-name="ro1">
          <table:table-cell office:value-type="string" calcext:value-type="string">
            <text:p>ACTIVE</text:p>
          </table:table-cell>
          <table:table-cell/>
          <table:table-cell table:number-columns-repeated="5"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ACTIVEWINDOW</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ADDFORMATTAG</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ADDFORMATTAG_HANDL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ALIGNMENT</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ALIGNMEN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ALIGNMENT</text:p>
          </table:table-cell>
          <table:table-cell office:value-type="string" calcext:value-type="string">
            <text:p>tog</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APPEND</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APPENDITEM</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AUTOHID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AUTOREDRAW</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AUTOSCALE</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BACKGROUN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BGCOLOR</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table-cell office:value-type="string" calcext:value-type="string">
            <text:p>x</text:p>
          </table:table-cell>
          <table:table-cell table:number-columns-repeated="1008"/>
        </table:table-row>
        <table:table-row table:style-name="ro1">
          <table:table-cell office:value-type="string" calcext:value-type="string">
            <text:p>BGCOLOR</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BORDER</text:p>
          </table:table-cell>
          <table:table-cell table:number-columns-repeated="5"/>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BORDERSIZ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BPP</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BRINGFRO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BULK</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08"/>
        </table:table-row>
        <table:table-row table:style-name="ro1">
          <table:table-cell office:value-type="string" calcext:value-type="string">
            <text:p>CARET</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CARETPOS</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CGAP</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CHANGECAS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CHANNELS</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017"/>
        </table:table-row>
        <table:table-row table:style-name="ro1">
          <table:table-cell office:value-type="string" calcext:value-type="string">
            <text:p>CLEANOU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CLEARATTRIBUTES</text:p>
          </table:table-cell>
          <table:table-cell table:number-columns-repeated="13"/>
          <table:table-cell office:value-type="string" calcext:value-type="string">
            <text:p>x</text:p>
          </table:table-cell>
          <table:table-cell table:number-columns-repeated="1009"/>
        </table:table-row>
        <table:table-row table:style-name="ro1">
          <table:table-cell office:value-type="string" calcext:value-type="string">
            <text:p>CLEARCACHE</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CLIENTOFFSET</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15"/>
        </table:table-row>
        <table:table-row table:style-name="ro1">
          <table:table-cell office:value-type="string" calcext:value-type="string">
            <text:p>CLIENTSIZE</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15"/>
        </table:table-row>
        <table:table-row table:style-name="ro1">
          <table:table-cell office:value-type="string" calcext:value-type="string">
            <text:p>CLIPBOARD</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CMARGI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COMPOSITE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ONTROL</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OUNT</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COUNT</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CPADDING</text:p>
          </table:table-cell>
          <table:table-cell/>
          <table:table-cell office:value-type="string" calcext:value-type="string">
            <text:p>x</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0"/>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018"/>
        </table:table-row>
        <table:table-row table:style-name="ro1">
          <table:table-cell office:value-type="string" calcext:value-type="string">
            <text:p>CUEBANNER</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CURSO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CAPTIONHEIGH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CAPTIONLIMIT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DRAW</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SIMULAT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EFAULTENTE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EFAULTESC</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IALOGFRAM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IALOGHI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ISABLED</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DPI</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DRAGCURSOR</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AGDROPLIS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AGSOURC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AGSOURCEMOV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AGTYPES</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OPDOW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OPEXPAND</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OPFILESTARGET</text:p>
          </table:table-cell>
          <table:table-cell table:number-columns-repeated="3"/>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DROPTARG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OPTYPES</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EDITBOX</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ELLIPSI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EXPAND</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EXPANDCHILDRE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08"/>
        </table:table-row>
        <table:table-row table:style-name="ro1">
          <table:table-cell office:value-type="string" calcext:value-type="string">
            <text:p>FGCOLOR</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FILTER</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2"/>
          <table:table-cell office:value-type="string" calcext:value-type="string">
            <text:p>x</text:p>
          </table:table-cell>
          <table:table-cell table:number-columns-repeated="1008"/>
        </table:table-row>
        <table:table-row table:style-name="ro1">
          <table:table-cell office:value-type="string" calcext:value-type="string">
            <text:p>FONT</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ONTFAC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ONTFACE</text:p>
          </table:table-cell>
          <table:table-cell office:value-type="string" calcext:value-type="string">
            <text:p>txtfmt</text:p>
          </table:table-cell>
          <table:table-cell/>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09"/>
        </table:table-row>
        <table:table-row table:style-name="ro1">
          <table:table-cell office:value-type="string" calcext:value-type="string">
            <text:p>FONTSCALE</text:p>
          </table:table-cell>
          <table:table-cell office:value-type="string" calcext:value-type="string">
            <text:p>txtfmt</text:p>
          </table:table-cell>
          <table:table-cell/>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09"/>
        </table:table-row>
        <table:table-row table:style-name="ro1">
          <table:table-cell office:value-type="string" calcext:value-type="string">
            <text:p>FONTSIZ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ONTSIZE</text:p>
          </table:table-cell>
          <table:table-cell office:value-type="string" calcext:value-type="string">
            <text:p>txtfmt</text:p>
          </table:table-cell>
          <table:table-cell/>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09"/>
        </table:table-row>
        <table:table-row table:style-name="ro1">
          <table:table-cell office:value-type="string" calcext:value-type="string">
            <text:p>FONTSTYL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ORMATTING</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FOUNDRY</text:p>
          </table:table-cell>
          <table:table-cell/>
          <table:table-cell office:value-type="string" calcext:value-type="string">
            <text:p>x</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ULLSCREE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GAP</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HEIGHT</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HELPBUTT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HIDETASKBA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HIDETITLEBA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HOMOGENEOUS</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HOTSPOT</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HWN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IC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IGNORERADIO</text:p>
          </table:table-cell>
          <table:table-cell table:number-columns-repeated="14"/>
          <table:table-cell office:value-type="string" calcext:value-type="string">
            <text:p>x</text:p>
          </table:table-cell>
          <table:table-cell table:number-columns-repeated="1008"/>
        </table:table-row>
        <table:table-row table:style-name="ro1">
          <table:table-cell office:value-type="string" calcext:value-type="string">
            <text:p>IMAGE</text:p>
          </table:table-cell>
          <table:table-cell/>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08"/>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08"/>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2"/>
          <table:table-cell office:value-type="string" calcext:value-type="string">
            <text:p>x</text:p>
          </table:table-cell>
          <table:table-cell table:number-columns-repeated="1008"/>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DEN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INSERT</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ITALIC</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LANGUAG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LINECOUNT</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LINESPACING</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LINEVALU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LOADRTF</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LOADRTFSTATUS</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MARGIN</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MARKUP</text:p>
          </table:table-cell>
          <table:table-cell/>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08"/>
        </table:table-row>
        <table:table-row table:style-name="ro1">
          <table:table-cell office:value-type="string" calcext:value-type="string">
            <text:p>MASK</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MAX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AXIMIZEATPARE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AXIMIZE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AXSIZ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MDIACTIVAT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ACTIV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ARRAN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CHIL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CLIE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CLOSEALL</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FRAM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MENU</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NEX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ENU</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ENU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IN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INIMIZE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INSIZ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MODAL</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ULTILIN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MULTIPL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NACTIV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NAME</text:p>
          </table:table-cell>
          <table:table-cell/>
          <table:table-cell office:value-type="string" calcext:value-type="string">
            <text:p>x</text:p>
          </table:table-cell>
          <table:table-cell/>
          <table:table-cell office:value-type="string" calcext:value-type="string">
            <text:p>x</text:p>
          </table:table-cell>
          <table:table-cell/>
          <table:table-cell table:number-columns-repeated="10" office:value-type="string" calcext:value-type="string">
            <text:p>x</text:p>
          </table:table-cell>
          <table:table-cell table:number-columns-repeated="1008"/>
        </table:table-row>
        <table:table-row table:style-name="ro1">
          <table:table-cell office:value-type="string" calcext:value-type="string">
            <text:p>NATIVEPARE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NC</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NCGAP</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CMARGI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GAP</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MARGI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OHIDESEL</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NORMALIZESIZE</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NUMBERINGTAB</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OPACITY</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OPACITYIMA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ORIENTATIO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ORIGINALSCALE</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OVERWRIT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PADDING</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08"/>
        </table:table-row>
        <table:table-row table:style-name="ro1">
          <table:table-cell office:value-type="string" calcext:value-type="string">
            <text:p>PARENTDIALOG</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PASSWORD</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PLACEME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POSITION</text:p>
          </table:table-cell>
          <table:table-cell/>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08"/>
        </table:table-row>
        <table:table-row table:style-name="ro1">
          <table:table-cell office:value-type="string" calcext:value-type="string">
            <text:p>PROTECTED</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RADIO</text:p>
          </table:table-cell>
          <table:table-cell table:number-columns-repeated="14"/>
          <table:table-cell office:value-type="string" calcext:value-type="string">
            <text:p>x</text:p>
          </table:table-cell>
          <table:table-cell table:number-columns-repeated="1008"/>
        </table:table-row>
        <table:table-row table:style-name="ro1">
          <table:table-cell office:value-type="string" calcext:value-type="string">
            <text:p>RASTERSIZE</text:p>
          </table:table-cell>
          <table:table-cell/>
          <table:table-cell table:number-columns-repeated="12" office:value-type="string" calcext:value-type="string">
            <text:p>x</text:p>
          </table:table-cell>
          <table:table-cell table:number-columns-repeated="1010"/>
        </table:table-row>
        <table:table-row table:style-name="ro1">
          <table:table-cell office:value-type="string" calcext:value-type="string">
            <text:p>READONLY</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REMOVEFORMATTING</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REMOVEITEM</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RESHAPE</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RESIZ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RESIZE</text:p>
          </table:table-cell>
          <table:table-cell office:value-type="float" office:value="2" calcext:value-type="float">
            <text:p>2</text:p>
          </table:table-cell>
          <table:table-cell table:number-columns-repeated="7"/>
          <table:table-cell table:number-columns-repeated="3" office:value-type="string" calcext:value-type="string">
            <text:p>x</text:p>
          </table:table-cell>
          <table:table-cell table:number-columns-repeated="1012"/>
        </table:table-row>
        <table:table-row table:style-name="ro1">
          <table:table-cell office:value-type="string" calcext:value-type="string">
            <text:p>RIGHTBUTTON</text:p>
          </table:table-cell>
          <table:table-cell table:number-columns-repeated="14"/>
          <table:table-cell office:value-type="string" calcext:value-type="string">
            <text:p>x</text:p>
          </table:table-cell>
          <table:table-cell table:number-columns-repeated="1008"/>
        </table:table-row>
        <table:table-row table:style-name="ro1">
          <table:table-cell office:value-type="string" calcext:value-type="string">
            <text:p>RIS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AVERTF</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AVERTFSTATUS</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AVEUNDE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CALED</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SCREENPOSITION</text:p>
          </table:table-cell>
          <table:table-cell/>
          <table:table-cell table:number-columns-repeated="5"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SCROLLBAR</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CROLLBAR</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SCROLLTO</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CROLLTOPOS</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ELECTEDTEXT</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ELECTION</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ELECTION</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ELECTIONPOS</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ELECTIONPOS</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EPARAT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APEIMA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DRAGDROP</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OWDROPDOW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OWIMAG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OWNOFOCU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RINK</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IMULATEMODAL</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IZ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SMALLCAPS</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OR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PACEAFTER</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PACEBEFOR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ACING</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SPIN</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ALIGN</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AUTO</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INC</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MAX</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MIN</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VALU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WRAP</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TARTFOCU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TRETCH</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TRIKEOU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TABSARRAY</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TABSIZ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TASKBARBUTT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ASKBARPROGRES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ASKBARPROGRESSSTAT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ASKBARPROGRESSVALU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HEME</text:p>
          </table:table-cell>
          <table:table-cell/>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TIP</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BALLOON</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BALLOONTITLE</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BALLOONTITLEICON</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BGCOLOR</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DELAY</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FGCOLOR</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FONT</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ICON</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MARKUP</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RECT</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VISIBLE</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TLE</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1017"/>
        </table:table-row>
        <table:table-row table:style-name="ro1">
          <table:table-cell office:value-type="string" calcext:value-type="string">
            <text:p>TITLE</text:p>
          </table:table-cell>
          <table:table-cell office:value-type="string" calcext:value-type="string">
            <text:p>tog</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TOOL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OPITEM</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OPMOS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IMA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BALLO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BALLOONDELAY</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BALLOONTITL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BALLOONTITLEIC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MARKUP</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UNDERLIN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UNITS</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VALU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VALUE</text:p>
          </table:table-cell>
          <table:table-cell office:value-type="string" calcext:value-type="string">
            <text:p>tog</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VALUE</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ALUEMASKED</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VALUEMASKED</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ALUESTRING</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ISIBLE</text:p>
          </table:table-cell>
          <table:table-cell/>
          <table:table-cell table:number-columns-repeated="5"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VISIBLECOLLUMNS</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ISIBLECOLUMNS</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VISIBLEITEMS</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ISIBLELINES</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VISIBLELINES</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WEIGH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WID</text:p>
          </table:table-cell>
          <table:table-cell/>
          <table:table-cell table:number-columns-repeated="12" office:value-type="string" calcext:value-type="string">
            <text:p>x</text:p>
          </table:table-cell>
          <table:table-cell table:number-columns-repeated="1010"/>
        </table:table-row>
        <table:table-row table:style-name="ro1">
          <table:table-cell office:value-type="string" calcext:value-type="string">
            <text:p>WIDTH</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WORDWRAP</text:p>
          </table:table-cell>
          <table:table-cell table:number-columns-repeated="3"/>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0"/>
        </table:table-row>
        <table:table-row table:style-name="ro1">
          <table:table-cell office:value-type="string" calcext:value-type="string">
            <text:p>XWINDOW</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ZORDER</text:p>
          </table:table-cell>
          <table:table-cell/>
          <table:table-cell table:number-columns-repeated="5"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BGCOLOR</text:p>
          </table:table-cell>
          <table:table-cell office:value-type="string" calcext:value-type="string">
            <text:p>frm</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FGCOLOR</text:p>
          </table:table-cell>
          <table:table-cell office:value-type="string" calcext:value-type="string">
            <text:p>frm</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SUNKEN</text:p>
          </table:table-cell>
          <table:table-cell office:value-type="string" calcext:value-type="string">
            <text:p>frm</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ITLE</text:p>
          </table:table-cell>
          <table:table-cell office:value-type="string" calcext:value-type="string">
            <text:p>frm</text:p>
          </table:table-cell>
          <table:table-cell/>
          <table:table-cell office:value-type="string" calcext:value-type="string">
            <text:p>x</text:p>
          </table:table-cell>
          <table:table-cell table:number-columns-repeated="1020"/>
        </table:table-row>
      </table:table>
      <table:table table:name="CALLBACKS" table:style-name="ta1">
        <office:forms form:automatic-focus="false" form:apply-design-mode="false"/>
        <table:table-column table:style-name="co18" table:default-cell-style-name="Default"/>
        <table:table-column table:style-name="co10" table:default-cell-style-name="Default"/>
        <table:table-column table:style-name="co19"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6">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7">
          <table:table-cell office:value-type="string" calcext:value-type="string">
            <text:p>ACTION</text:p>
          </table:table-cell>
          <table:table-cell office:value-type="string" calcext:value-type="string">
            <text:p>tog</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toggle's state (on/off) was changed. The callback also receives the toggle's state.</text:p>
            <text:p>ih: identifier of the element that activated the event.</text:p>
            <text:p>state: 1 if the toggle's state was shifted to on; 0 if it was shifted to off.</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8">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4">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8">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7">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8">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8">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8">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8">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6">
          <table:table-cell office:value-type="string" calcext:value-type="string">
            <text:p>DROPFILES_CB</text:p>
          </table:table-cell>
          <table:table-cell/>
          <table:table-cell office:value-type="string" calcext:value-type="string">
            <text:p>Ih: PIhandle, filename: cstring, num, x, y: c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8">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8">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9">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8">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4">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7">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4">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4">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3">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8">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row table:style-name="ro7">
          <table:table-cell office:value-type="string" calcext:value-type="string">
            <text:p>FOCUS_CB</text:p>
          </table:table-cell>
          <table:table-cell/>
          <table:table-cell office:value-type="string" calcext:value-type="string">
            <text:p>ih: PIhandle, focus: cint</text:p>
          </table:table-cell>
          <table:table-cell office:value-type="string" calcext:value-type="string">
            <text:p>cint</text:p>
          </table:table-cell>
          <table:table-cell office:value-type="string" calcext:value-type="string">
            <text:p>Called when a child of the container gets or looses the focus. It is called only if PROPAGATEFOCUS is defined in the child. (since 3.23)</text:p>
            <text:p> ih: identifier of the element that activated the event.</text:p>
            <text:p> Focus: is non zero if the canvas is getting the focus, is zero if it is loosing the focus.</text:p>
          </table:table-cell>
          <table:table-cell table:number-columns-repeated="1019"/>
        </table:table-row>
        <table:table-row table:style-name="ro2">
          <table:table-cell office:value-type="string" calcext:value-type="string">
            <text:p>ACTION</text:p>
          </table:table-cell>
          <table:table-cell office:value-type="string" calcext:value-type="string">
            <text:p>lst</text:p>
          </table:table-cell>
          <table:table-cell office:value-type="string" calcext:value-type="string">
            <text:p>ih: PIhandle, text: cstring, item, state: cint</text:p>
          </table:table-cell>
          <table:table-cell office:value-type="string" calcext:value-type="string">
            <text:p>cint</text:p>
          </table:table-cell>
          <table:table-cell office:value-type="string" calcext:value-type="string">
            <text:p>Action generated when the state of an item in the list is changed. Also provides information on the changed item:</text:p>
            <text:p> ih: identifier of the element that activated the event.</text:p>
            <text:p> text: Text of the changed item.</text:p>
            <text:p> item: Number of the changed item starting at 1.</text:p>
            <text:p> state: Equal to 1 if the option was selected or to 0 if the option was deselected.</text:p>
            <text:p>The state=0 is simulated internally by IUP in all systems. If you add or remove items to/from the list and you count on the state=0 value, then after adding/removing items set the VALUE attribute to ensure proper state=0 value.</text:p>
          </table:table-cell>
          <table:table-cell table:number-columns-repeated="1019"/>
        </table:table-row>
        <table:table-row table:style-name="ro1">
          <table:table-cell office:value-type="string" calcext:value-type="string">
            <text:p>BUTTON_CB</text:p>
          </table:table-cell>
          <table:table-cell office:value-type="string" calcext:value-type="string">
            <text:p>lst</text:p>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or released inside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18">
          <table:table-cell office:value-type="string" calcext:value-type="string">
            <text:p>DBLCLICK_CB</text:p>
          </table:table-cell>
          <table:table-cell/>
          <table:table-cell office:value-type="string" calcext:value-type="string">
            <text:p>ih: PIhandle, item: cint, text: cstring</text:p>
          </table:table-cell>
          <table:table-cell office:value-type="string" calcext:value-type="string">
            <text:p>cint</text:p>
          </table:table-cell>
          <table:table-cell office:value-type="string" calcext:value-type="string">
            <text:p>Action generated when the user double click an item. Called only when DROPDOWN=NO. (since 3.0)</text:p>
            <text:p> ih: identifier of the element that activated the event.</text:p>
            <text:p> item: Number of the selected item starting at 1.</text:p>
            <text:p> Text: Text of the selected item.</text:p>
          </table:table-cell>
          <table:table-cell table:number-columns-repeated="1019"/>
        </table:table-row>
        <table:table-row table:style-name="ro7">
          <table:table-cell office:value-type="string" calcext:value-type="string">
            <text:p>DROPDOWN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list of a dropdown is shown or hidden. Called only when DROPDOWN=YES. (since 3.0)</text:p>
            <text:p> ih: identifier of the element that activated the event.</text:p>
            <text:p> State: state of the list 1=shown, 0=hidden.</text:p>
          </table:table-cell>
          <table:table-cell table:number-columns-repeated="1019"/>
        </table:table-row>
        <table:table-row table:style-name="ro2">
          <table:table-cell office:value-type="string" calcext:value-type="string">
            <text:p>EDIT_CB</text:p>
          </table:table-cell>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n the text box is manually changed by the user, but before its value is actually updated. Valid only when EDITBOX=YES.</text:p>
            <text:p> ih: identifier of the element that activated the event.</text:p>
            <text:p> c: valid alpha numeric character or 0.</text:p>
            <text:p> new_value: Represents the new text value.</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ext:p>This is the same ACTION callback definition as for the IupText.</text:p>
          </table:table-cell>
          <table:table-cell table:number-columns-repeated="1019"/>
        </table:table-row>
        <table:table-row table:style-name="ro1">
          <table:table-cell office:value-type="string" calcext:value-type="string">
            <text:p>MOTION_CB</text:p>
          </table:table-cell>
          <table:table-cell office:value-type="string" calcext:value-type="string">
            <text:p>lst</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over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8">
          <table:table-cell office:value-type="string" calcext:value-type="string">
            <text:p>MULTISELECT_CB</text:p>
          </table:table-cell>
          <table:table-cell/>
          <table:table-cell office:value-type="string" calcext:value-type="string">
            <text:p>ih: PIhandle, value: cstring</text:p>
          </table:table-cell>
          <table:table-cell office:value-type="string" calcext:value-type="string">
            <text:p>cint</text:p>
          </table:table-cell>
          <table:table-cell office:value-type="string" calcext:value-type="string">
            <text:p>Action generated when the state of an item in the multiple selection list is changed. But it is called only when the interaction is over.</text:p>
            <text:p> ih: identifier of the element that activated the event.</text:p>
            <text:p> value: Similar to the VALUE attribute for a multiple selection list. Items selected are marked with '+', items deselected are marked with '-', and non changed items are marked with an 'x'.</text:p>
            <text:p>This callback is called only when MULTIPLE=YES. If this callback is defined the ACTION callback will not be called.</text:p>
            <text:p>The non changed items marked with 'x' are simulated internally by IUP in all systems. If you add or remove items to/from the list and you count on the 'x' values, then after adding/removing items set the VALUE attribute to ensure proper 'x' values.</text:p>
          </table:table-cell>
          <table:table-cell table:number-columns-repeated="1019"/>
        </table:table-row>
        <table:table-row table:style-name="ro6">
          <table:table-cell office:value-type="string" calcext:value-type="string">
            <text:p>DRAGDROP_CB</text:p>
          </table:table-cell>
          <table:table-cell office:value-type="string" calcext:value-type="string">
            <text:p>lst</text:p>
          </table:table-cell>
          <table:table-cell office:value-type="string" calcext:value-type="string">
            <text:p>ih: PIhandle, drag_id, drop_id, isshift, iscontrol: cint</text:p>
          </table:table-cell>
          <table:table-cell office:value-type="string" calcext:value-type="string">
            <text:p>cint</text:p>
          </table:table-cell>
          <table:table-cell office:value-type="string" calcext:value-type="string">
            <text:p>Action generated when an internal drag and drop is executed. Only active if SHOWDRAGDROP=YES. (since 3.7)</text:p>
            <text:p> ih: identifier of the element that activated the event.</text:p>
            <text:p> drag_id: Identifier of the clicked item where the drag start.</text:p>
            <text:p> drop_id: Identifier of the clicked item where the drop were executed. -1 indicates a drop in a blank area.</text:p>
            <text:p> isshift: flag indicating the shift key state.</text:p>
            <text:p> iscontrol: flag indicating the control key state.</text:p>
            <text:p>Returns: if returns IUP_CONTINUE, or if the callback is not defined and SHOWDRAGDROP=YES, then the item is moved to the new position. If Ctrl is pressed then the item is copied instead of moved.</text:p>
          </table:table-cell>
          <table:table-cell table:number-columns-repeated="1019"/>
        </table:table-row>
      </table:table>
      <table:table table:name="CB_MAP" table:style-name="ta1">
        <office:forms form:automatic-focus="false" form:apply-design-mode="false"/>
        <table:table-column table:style-name="co20" table:default-cell-style-name="Default"/>
        <table:table-column table:style-name="co10"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Toggle</text:p>
          </table:table-cell>
          <table:table-cell table:style-name="ce3" table:number-columns-repeated="1014"/>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5"/>
          <table:table-cell table:number-columns-repeated="2" office:value-type="string" calcext:value-type="string">
            <text:p>x</text:p>
          </table:table-cell>
          <table:table-cell table:number-columns-repeated="1015"/>
        </table:table-row>
        <table:table-row table:style-name="ro1">
          <table:table-cell office:value-type="string" calcext:value-type="string">
            <text:p>ACTION</text:p>
          </table:table-cell>
          <table:table-cell office:value-type="string" calcext:value-type="string">
            <text:p>tog</text:p>
          </table:table-cell>
          <table:table-cell table:number-columns-repeated="7"/>
          <table:table-cell office:value-type="string" calcext:value-type="string">
            <text:p>x</text:p>
          </table:table-cell>
          <table:table-cell table:number-columns-repeated="1014"/>
        </table:table-row>
        <table:table-row table:style-name="ro1">
          <table:table-cell office:value-type="string" calcext:value-type="string">
            <text:p>BUTTON_CB</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15"/>
        </table:table-row>
        <table:table-row table:style-name="ro1">
          <table:table-cell office:value-type="string" calcext:value-type="string">
            <text:p>CARET_CB</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1015"/>
        </table:table-row>
        <table:table-row table:style-name="ro1">
          <table:table-cell office:value-type="string" calcext:value-type="string">
            <text:p>CLOS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OPYDATA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ACTIVAT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ESTROY_CB</text:p>
          </table:table-cell>
          <table:table-cell/>
          <table:table-cell table:number-columns-repeated="8" office:value-type="string" calcext:value-type="string">
            <text:p>x</text:p>
          </table:table-cell>
          <table:table-cell table:number-columns-repeated="1014"/>
        </table:table-row>
        <table:table-row table:style-name="ro1">
          <table:table-cell office:value-type="string" calcext:value-type="string">
            <text:p>DRAGBEGIN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AGDATA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AGDATASIZE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AGEND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OPDATA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OPFILES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OPMOTION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ENTERWINDOW_CB</text:p>
          </table:table-cell>
          <table:table-cell/>
          <table:table-cell office:value-type="string" calcext:value-type="string">
            <text:p>x</text:p>
          </table:table-cell>
          <table:table-cell/>
          <table:table-cell table:number-columns-repeated="6" office:value-type="string" calcext:value-type="string">
            <text:p>x</text:p>
          </table:table-cell>
          <table:table-cell table:number-columns-repeated="1014"/>
        </table:table-row>
        <table:table-row table:style-name="ro1">
          <table:table-cell office:value-type="string" calcext:value-type="string">
            <text:p>GETFOCUS_CB</text:p>
          </table:table-cell>
          <table:table-cell/>
          <table:table-cell office:value-type="string" calcext:value-type="string">
            <text:p>x</text:p>
          </table:table-cell>
          <table:table-cell table:number-columns-repeated="2"/>
          <table:table-cell table:number-columns-repeated="5" office:value-type="string" calcext:value-type="string">
            <text:p>x</text:p>
          </table:table-cell>
          <table:table-cell table:number-columns-repeated="1014"/>
        </table:table-row>
        <table:table-row table:style-name="ro1">
          <table:table-cell office:value-type="string" calcext:value-type="string">
            <text:p>HELP_CB</text:p>
          </table:table-cell>
          <table:table-cell/>
          <table:table-cell office:value-type="string" calcext:value-type="string">
            <text:p>x</text:p>
          </table:table-cell>
          <table:table-cell table:number-columns-repeated="2"/>
          <table:table-cell table:number-columns-repeated="5" office:value-type="string" calcext:value-type="string">
            <text:p>x</text:p>
          </table:table-cell>
          <table:table-cell table:number-columns-repeated="1014"/>
        </table:table-row>
        <table:table-row table:style-name="ro1">
          <table:table-cell office:value-type="string" calcext:value-type="string">
            <text:p>K_ANY</text:p>
          </table:table-cell>
          <table:table-cell/>
          <table:table-cell office:value-type="string" calcext:value-type="string">
            <text:p>x</text:p>
          </table:table-cell>
          <table:table-cell table:number-columns-repeated="2"/>
          <table:table-cell table:number-columns-repeated="5" office:value-type="string" calcext:value-type="string">
            <text:p>x</text:p>
          </table:table-cell>
          <table:table-cell table:number-columns-repeated="1014"/>
        </table:table-row>
        <table:table-row table:style-name="ro1">
          <table:table-cell office:value-type="string" calcext:value-type="string">
            <text:p>KILLFOCUS_CB</text:p>
          </table:table-cell>
          <table:table-cell/>
          <table:table-cell office:value-type="string" calcext:value-type="string">
            <text:p>x</text:p>
          </table:table-cell>
          <table:table-cell table:number-columns-repeated="2"/>
          <table:table-cell table:number-columns-repeated="5" office:value-type="string" calcext:value-type="string">
            <text:p>x</text:p>
          </table:table-cell>
          <table:table-cell table:number-columns-repeated="1014"/>
        </table:table-row>
        <table:table-row table:style-name="ro1">
          <table:table-cell office:value-type="string" calcext:value-type="string">
            <text:p>LEAVEWINDOW_CB</text:p>
          </table:table-cell>
          <table:table-cell/>
          <table:table-cell office:value-type="string" calcext:value-type="string">
            <text:p>x</text:p>
          </table:table-cell>
          <table:table-cell/>
          <table:table-cell table:number-columns-repeated="6" office:value-type="string" calcext:value-type="string">
            <text:p>x</text:p>
          </table:table-cell>
          <table:table-cell table:number-columns-repeated="1014"/>
        </table:table-row>
        <table:table-row table:style-name="ro1">
          <table:table-cell office:value-type="string" calcext:value-type="string">
            <text:p>MAP_CB</text:p>
          </table:table-cell>
          <table:table-cell/>
          <table:table-cell table:number-columns-repeated="8" office:value-type="string" calcext:value-type="string">
            <text:p>x</text:p>
          </table:table-cell>
          <table:table-cell table:number-columns-repeated="1014"/>
        </table:table-row>
        <table:table-row table:style-name="ro1">
          <table:table-cell office:value-type="string" calcext:value-type="string">
            <text:p>MDIACTIVAT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OTION_CB</text:p>
          </table:table-cell>
          <table:table-cell table:number-columns-repeated="3"/>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15"/>
        </table:table-row>
        <table:table-row table:style-name="ro1">
          <table:table-cell office:value-type="string" calcext:value-type="string">
            <text:p>MOV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RESIZ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PIN_CB</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UNMAP_CB</text:p>
          </table:table-cell>
          <table:table-cell/>
          <table:table-cell table:number-columns-repeated="8" office:value-type="string" calcext:value-type="string">
            <text:p>x</text:p>
          </table:table-cell>
          <table:table-cell table:number-columns-repeated="1014"/>
        </table:table-row>
        <table:table-row table:style-name="ro1">
          <table:table-cell office:value-type="string" calcext:value-type="string">
            <text:p>VALUECHANGED_CB</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1015"/>
        </table:table-row>
        <table:table-row table:style-name="ro1">
          <table:table-cell office:value-type="string" calcext:value-type="string">
            <text:p>FOCUS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ACTION</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BUTTON_CB</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DBLCLICK_CB</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OPDOWN_CB</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EDIT_CB</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OTION_CB</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MULTISELECT_CB</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AGDROP_CB</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
      <table:named-expressions/>
      <table:database-ranges>
        <table:database-range table:name="__Anonymous_Sheet_DB__0" table:target-range-address="CONTROLS.I20:CONTROLS.I20" table:contains-header="false" table:orientation="column"/>
        <table:database-range table:name="__Anonymous_Sheet_DB__1" table:target-range-address="CONTAINERS.A2:CONTAINERS.E4" table:contains-header="false">
          <table:sort>
            <table:sort-by table:field-number="0" table:data-type="automatic"/>
          </table:sort>
        </table:database-range>
        <table:database-range table:name="__Anonymous_Sheet_DB__3" table:target-range-address="ATTRIBUTES.A1:ATTRIBUTES.I258">
          <table:sort>
            <table:sort-by table:field-number="0" table:data-type="automatic"/>
          </table:sort>
        </table:database-range>
        <table:database-range table:name="__Anonymous_Sheet_DB__4" table:target-range-address="ATTR_MAP.A1:ATTR_MAP.P258">
          <table:sort>
            <table:sort-by table:field-number="0" table:data-type="automatic"/>
          </table:sort>
        </table:database-range>
        <table:database-range table:name="__Anonymous_Sheet_DB__5" table:target-range-address="CALLBACKS.A1:CALLBACKS.E35">
          <table:sort>
            <table:sort-by table:field-number="0" table:data-type="automatic"/>
          </table:sort>
        </table:database-range>
        <table:database-range table:name="__Anonymous_Sheet_DB__6" table:target-range-address="CB_MAP.A1:CB_MAP.J3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2">00/00/0000</text:date>, <text:time style:data-style-name="N2" text:time-value="16:30:01.2379927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2-12T17:05:56.509268785</dc:date>
    <meta:editing-duration>P1DT11H50S</meta:editing-duration>
    <meta:editing-cycles>243</meta:editing-cycles>
    <meta:document-statistic meta:table-count="7" meta:cell-count="2105" meta:object-count="0"/>
  </office:meta>
</office:document-meta>
</file>